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40000015F4EB25CA9981588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11.333cm" style:rel-column-width="43690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middle" fo:padding="0.097cm" fo:border="none"/>
    </style:style>
    <style:style style:name="T1" style:family="text">
      <style:text-properties officeooo:rsid="001a77b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draw:frame draw:style-name="fr1" draw:name="Imagen1" text:anchor-type="as-char" svg:width="5.472cm" svg:height="8.423cm" draw:z-index="0"><draw:image xlink:href="Pictures/10000201000000E40000015F4EB25CA99815881B.png" xlink:type="simple" xlink:show="embed" xlink:actuate="onLoad" loext:mime-type="image/png"/></draw:frame></text:p>
          </table:table-cell>
          <table:table-cell table:style-name="Tabla1.B1" office:value-type="string">
            <text:p text:style-name="Table_20_Contents">V = { 1, 2, 3, 4, 5, 6 }</text:p>
            <text:p text:style-name="Table_20_Contents"/>
            <text:p text:style-name="Table_20_Contents">A = { {1,1}, {1,2}, {1,<text:span text:style-name="T1">3</text:span>}, {2,3}, {2,<text:span text:style-name="T1">4</text:span>}, {<text:span text:style-name="T1">2</text:span>,5} }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24:55.511872039</meta:creation-date>
    <dc:date>2018-11-29T10:39:14.837882041</dc:date>
    <meta:editing-duration>PT2M52S</meta:editing-duration>
    <meta:editing-cycles>2</meta:editing-cycles>
    <meta:generator>LibreOffice/6.0.6.2$Linux_X86_64 LibreOffice_project/00m0$Build-2</meta:generator>
    <meta:document-statistic meta:table-count="1" meta:image-count="1" meta:object-count="0" meta:page-count="1" meta:paragraph-count="3" meta:word-count="20" meta:character-count="73" meta:non-whitespace-character-count="54"/>
  </office:meta>
</office:document-meta>
</file>